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PSVImpl.getItemValu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PSVImpl.getMemberTyp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PSVImpl.getSchemaNormaliz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PSVImpl.getActualNormaliz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PSVImpl.getValid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PSVImpl.getErrorC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PSVImpl.getValidationAttem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PSVImpl.getAttribut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PSVImpl.getTyp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PSVImpl.getSchema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PSV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ttributePSVImpl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PSVImpl.getActualNormalized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PSVImpl.getErrorMessa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PSVImpl.getIsSchema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